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5.094cm"/>
    </style:style>
    <style:style style:name="co3" style:family="table-column">
      <style:table-column-properties fo:break-before="auto" style:column-width="7.43cm"/>
    </style:style>
    <style:style style:name="co4" style:family="table-column">
      <style:table-column-properties fo:break-before="auto" style:column-width="3.658cm"/>
    </style:style>
    <style:style style:name="co5" style:family="table-column">
      <style:table-column-properties fo:break-before="auto" style:column-width="8.948cm"/>
    </style:style>
    <style:style style:name="co6" style:family="table-column">
      <style:table-column-properties fo:break-before="auto" style:column-width="8.696cm"/>
    </style:style>
    <style:style style:name="co7" style:family="table-column">
      <style:table-column-properties fo:break-before="auto" style:column-width="4.614cm"/>
    </style:style>
    <style:style style:name="co8" style:family="table-column">
      <style:table-column-properties fo:break-before="auto" style:column-width="9.005cm"/>
    </style:style>
    <style:style style:name="co9" style:family="table-column">
      <style:table-column-properties fo:break-before="auto" style:column-width="8.583cm"/>
    </style:style>
    <style:style style:name="co10" style:family="table-column">
      <style:table-column-properties fo:break-before="auto" style:column-width="8.498cm"/>
    </style:style>
    <style:style style:name="co11" style:family="table-column">
      <style:table-column-properties fo:break-before="auto" style:column-width="8.865cm"/>
    </style:style>
    <style:style style:name="co12" style:family="table-column">
      <style:table-column-properties fo:break-before="auto" style:column-width="7.034cm"/>
    </style:style>
    <style:style style:name="co13" style:family="table-column">
      <style:table-column-properties fo:break-before="auto" style:column-width="4.84cm"/>
    </style:style>
    <style:style style:name="co14" style:family="table-column">
      <style:table-column-properties fo:break-before="auto" style:column-width="4.925cm"/>
    </style:style>
    <style:style style:name="co15" style:family="table-column">
      <style:table-column-properties fo:break-before="auto" style:column-width="5.77cm"/>
    </style:style>
    <style:style style:name="co16" style:family="table-column">
      <style:table-column-properties fo:break-before="auto" style:column-width="8.837cm"/>
    </style:style>
    <style:style style:name="co17" style:family="table-column">
      <style:table-column-properties fo:break-before="auto" style:column-width="8.922cm"/>
    </style:style>
    <style:style style:name="co18" style:family="table-column">
      <style:table-column-properties fo:break-before="auto" style:column-width="9.035cm"/>
    </style:style>
    <style:style style:name="co19" style:family="table-column">
      <style:table-column-properties fo:break-before="auto" style:column-width="8.668cm"/>
    </style:style>
    <style:style style:name="co20" style:family="table-column">
      <style:table-column-properties fo:break-before="auto" style:column-width="8.976cm"/>
    </style:style>
    <style:style style:name="co21" style:family="table-column">
      <style:table-column-properties fo:break-before="auto" style:column-width="8.246cm"/>
    </style:style>
    <style:style style:name="co22" style:family="table-column">
      <style:table-column-properties fo:break-before="auto" style:column-width="8.752cm"/>
    </style:style>
    <style:style style:name="co23" style:family="table-column">
      <style:table-column-properties fo:break-before="auto" style:column-width="8.894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1.707cm"/>
    </style:style>
    <style:style style:name="co26" style:family="table-column">
      <style:table-column-properties fo:break-before="auto" style:column-width="10.382cm"/>
    </style:style>
    <style:style style:name="co27" style:family="table-column">
      <style:table-column-properties fo:break-before="auto" style:column-width="3.528cm"/>
    </style:style>
    <style:style style:name="co28" style:family="table-column">
      <style:table-column-properties fo:break-before="auto" style:column-width="6.054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3.184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6" style:family="table-cell" style:parent-style-name="Excel_20_Built-in_20_Normal">
      <style:text-properties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7" style:family="table-cell" style:parent-style-name="Excel_20_Built-in_20_Normal_20_1">
      <style:table-cell-properties fo:background-color="#ffffff" style:diagonal-bl-tr="none" style:diagonal-tl-br="none" fo:border="0.035cm solid #000000" style:rotation-align="none"/>
    </style:style>
    <style:style style:name="ce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Excel_20_Built-in_20_Normal_20_1">
      <style:table-cell-properties fo:background-color="#f2f2f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4" style:family="table-cell" style:parent-style-name="Excel_20_Built-in_20_Normal">
      <style:table-cell-properties fo:background-color="#00cc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Excel_20_Built-in_20_Normal">
      <style:table-cell-properties fo:background-color="#cc00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7" style:family="table-cell" style:parent-style-name="Excel_20_Built-in_20_Normal">
      <style:table-cell-properties fo:background-color="#66ff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8" style:family="table-cell" style:parent-style-name="Excel_20_Built-in_20_Normal">
      <style:table-cell-properties fo:background-color="#666633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9" style:family="table-cell" style:parent-style-name="Excel_20_Built-in_20_Normal">
      <style:table-cell-properties fo:background-color="#666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20" style:family="table-cell" style:parent-style-name="Excel_20_Built-in_20_Normal">
      <style:table-cell-properties fo:background-color="#0099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21" style:family="table-cell" style:parent-style-name="Excel_20_Built-in_20_Normal">
      <style:table-cell-properties fo:background-color="#cc990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2" style:family="table-cell" style:parent-style-name="Excel_20_Built-in_20_Normal">
      <style:table-cell-properties fo:background-color="#00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3" style:family="table-cell" style:parent-style-name="Excel_20_Built-in_20_Normal">
      <style:table-cell-properties fo:background-color="#0066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4" style:family="table-cell" style:parent-style-name="Excel_20_Built-in_20_Normal">
      <style:table-cell-properties fo:background-color="#6600cc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2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5" table:default-cell-style-name="ce5"/>
        <table:table-column table:style-name="co18" table:number-columns-repeated="998" table:default-cell-style-name="ce5"/>
        <table:table-row table:style-name="ro1">
          <table:table-cell table:style-name="ce1" office:value-type="string" table:number-columns-spanned="1" table:number-rows-spanned="2">
            <text:p>device</text:p>
          </table:table-cell>
          <table:table-cell table:style-name="ce2" office:value-type="string" table:number-columns-spanned="1" table:number-rows-spanned="2">
            <text:p>bng-ip</text:p>
          </table:table-cell>
          <table:table-cell table:style-name="ce1" office:value-type="string" table:number-columns-spanned="1" table:number-rows-spanned="2">
            <text:p>service </text:p>
          </table:table-cell>
          <table:table-cell table:style-name="ce1" office:value-type="string" table:number-columns-spanned="1" table:number-rows-spanned="2">
            <text:p>ri_name</text:p>
          </table:table-cell>
          <table:table-cell table:style-name="ce2" office:value-type="string" table:number-columns-spanned="4" table:number-rows-spanned="1">
            <text:p>interfaces</text:p>
          </table:table-cell>
          <table:covered-table-cell table:number-columns-repeated="3" table:style-name="ce2"/>
          <table:table-cell table:style-name="ce2" office:value-type="string" table:number-columns-spanned="1" table:number-rows-spanned="2">
            <text:p>loopback_unit_no</text:p>
          </table:table-cell>
          <table:table-cell table:style-name="ce2" office:value-type="string" table:number-columns-spanned="1" table:number-rows-spanned="2">
            <text:p>ri_name-pool</text:p>
          </table:table-cell>
          <table:table-cell table:style-name="ce2" office:value-type="string" table:number-columns-spanned="1" table:number-rows-spanned="2">
            <text:p>ri_address-pool</text:p>
          </table:table-cell>
          <table:table-cell table:style-name="ce2" office:value-type="string" table:number-columns-spanned="1" table:number-rows-spanned="2">
            <text:p>ri_name_peering_loopback_address</text:p>
          </table:table-cell>
          <table:table-cell table:style-name="ce2" office:value-type="string" table:number-columns-spanned="1" table:number-rows-spanned="2">
            <text:p>ri_address_pool_first_ip</text:p>
          </table:table-cell>
          <table:table-cell table:style-name="ce2" office:value-type="string" table:number-columns-spanned="1" table:number-rows-spanned="2">
            <text:p>ri_address_pool_low</text:p>
          </table:table-cell>
          <table:table-cell table:style-name="ce2" office:value-type="string" table:number-columns-spanned="1" table:number-rows-spanned="2">
            <text:p>ri_address_pool_high</text:p>
          </table:table-cell>
          <table:table-cell table:style-name="ce2" office:value-type="string" table:number-columns-spanned="1" table:number-rows-spanned="2">
            <text:p>ri_address_pool_range_name</text:p>
          </table:table-cell>
          <table:table-cell table:style-name="ce2" office:value-type="string" table:number-columns-spanned="1" table:number-rows-spanned="2">
            <text:p>primary_dns_server</text:p>
          </table:table-cell>
          <table:table-cell table:style-name="ce2" office:value-type="string" table:number-columns-spanned="1" table:number-rows-spanned="2">
            <text:p>secondary_dns_server</text:p>
          </table:table-cell>
          <table:table-cell table:style-name="ce2" office:value-type="string" table:number-columns-spanned="1" table:number-rows-spanned="2">
            <text:p>bng_as_no</text:p>
          </table:table-cell>
          <table:table-cell table:style-name="ce2" office:value-type="string" table:number-columns-spanned="1" table:number-rows-spanned="2">
            <text:p>neighbor_ip_address</text:p>
          </table:table-cell>
          <table:table-cell table:style-name="ce2" office:value-type="string" table:number-columns-spanned="1" table:number-rows-spanned="2">
            <text:p>neighbor_as_no</text:p>
          </table:table-cell>
          <table:table-cell table:style-name="ce2" office:value-type="string" table:number-columns-spanned="1" table:number-rows-spanned="2">
            <text:p>routes</text:p>
          </table:table-cell>
          <table:table-cell table:style-name="ce2" office:value-type="string" table:number-columns-spanned="1" table:number-rows-spanned="2">
            <text:p>nexthop</text:p>
          </table:table-cell>
          <table:table-cell table:style-name="ce2" office:value-type="string" table:number-columns-spanned="1" table:number-rows-spanned="2">
            <text:p>prefixes_name</text:p>
          </table:table-cell>
          <table:table-cell table:style-name="ce2" office:value-type="string" table:number-columns-spanned="1" table:number-rows-spanned="2">
            <text:p>prefixes</text:p>
          </table:table-cell>
          <table:table-cell table:style-name="ce2" office:value-type="string" table:number-columns-spanned="1" table:number-rows-spanned="2">
            <text:p>action</text:p>
          </table:table-cell>
          <table:table-cell table:style-name="ce10" office:value-type="string" table:number-columns-spanned="1" table:number-rows-spanned="2">
            <text:p>add_pool</text:p>
          </table:table-cell>
          <table:table-cell table:style-name="ce8" office:value-type="string">
            <text:p>pool_type</text:p>
          </table:table-cell>
          <table:table-cell table:style-name="ce8" office:value-type="string">
            <text:p>ri_name-pool</text:p>
          </table:table-cell>
          <table:table-cell table:style-name="ce8" office:value-type="string">
            <text:p>ri_address_pool_range_name</text:p>
          </table:table-cell>
          <table:table-cell table:style-name="ce8" office:value-type="string">
            <text:p>ri_address_pool</text:p>
          </table:table-cell>
          <table:table-cell office:value-type="string">
            <text:p>ri_address_pool_first, low, high</text:p>
          </table:table-cell>
          <table:table-cell table:style-name="ce8" office:value-type="string">
            <text:p>nsentries</text:p>
          </table:table-cell>
          <table:table-cell table:style-name="ce8" office:value-type="string">
            <text:p>primary_dns_server</text:p>
          </table:table-cell>
          <table:table-cell table:style-name="ce8" office:value-type="string">
            <text:p>secondary_dns_server</text:p>
          </table:table-cell>
          <table:table-cell table:style-name="ce8" office:value-type="string">
            <text:p>domain</text:p>
          </table:table-cell>
          <table:table-cell table:style-name="ce8" office:value-type="string">
            <text:p>neighbor_ip_address</text:p>
          </table:table-cell>
          <table:table-cell table:style-name="ce8" office:value-type="string">
            <text:p>virus_dns_fw_filter</text:p>
          </table:table-cell>
          <table:table-cell table:style-name="ce8" office:value-type="string">
            <text:p>bng_as_no</text:p>
          </table:table-cell>
          <table:table-cell table:style-name="ce8" office:value-type="string">
            <text:p>neighbor_as_no</text:p>
          </table:table-cell>
          <table:table-cell table:style-name="ce8" office:value-type="string">
            <text:p>pim</text:p>
          </table:table-cell>
          <table:table-cell office:value-type="string">
            <text:p>rp_address</text:p>
          </table:table-cell>
          <table:table-cell table:style-name="ce8" office:value-type="string">
            <text:p>ILL_service</text:p>
          </table:table-cell>
          <table:table-cell office:value-type="string">
            <text:p>ILL_network_address</text:p>
          </table:table-cell>
          <table:table-cell table:number-columns-repeated="980"/>
        </table:table-row>
        <table:table-row table:style-name="ro2">
          <table:covered-table-cell table:number-columns-repeated="4" table:style-name="ce2"/>
          <table:table-cell table:style-name="ce2" office:value-type="string">
            <text:p>uplink_interface</text:p>
          </table:table-cell>
          <table:table-cell table:style-name="ce2" office:value-type="string">
            <text:p>uplink_unit_no</text:p>
          </table:table-cell>
          <table:table-cell table:style-name="ce2" office:value-type="string">
            <text:p>uplink_vlan_id</text:p>
          </table:table-cell>
          <table:table-cell table:style-name="ce2" office:value-type="string">
            <text:p>wan_ip_address</text:p>
          </table:table-cell>
          <table:covered-table-cell table:number-columns-repeated="18" table:style-name="ce2"/>
          <table:covered-table-cell table:style-name="ce11"/>
          <table:table-cell table:style-name="ce11" table:number-columns-repeated="9"/>
          <table:table-cell table:number-columns-repeated="988"/>
        </table:table-row>
        <table:table-row table:style-name="ro3">
          <table:table-cell table:style-name="ce3" office:value-type="string">
            <text:p>Next string of system hostname</text:p>
          </table:table-cell>
          <table:table-cell table:style-name="ce3" office:value-type="string">
            <text:p>In context mgmt, two lines below of 'interface BNG-MGMT loopback', string next to ip address</text:p>
          </table:table-cell>
          <table:table-cell table:style-name="ce3" office:value-type="string">
            <text:p>take value from Service-Context sheet mapping table</text:p>
          </table:table-cell>
          <table:table-cell table:style-name="ce3" office:value-type="string">
            <text:p>context value itself</text:p>
          </table:table-cell>
          <table:table-cell table:style-name="ce3" office:value-type="string">
            <text:p>find string 'UPLINK-01 &lt;context&gt;', than find 'port ethernet' string above it, and than take the string next to 'port' i.e. for e.g. 'ethernet 3/4'</text:p>
            <text:p>Note: find string 'UPLINK-02' and so on and repeat same process and create parameter e.g. uplink_interfce_01, uplink_interface_02 and so on.</text:p>
          </table:table-cell>
          <table:table-cell table:style-name="ce3" office:value-type="string">
            <text:p>find string 'UPLINK-01 &lt;context&gt;', than find 'dot1q pvc' string above it, and than take the string next to it.</text:p>
            <text:p>Note: find string 'UPLINK-02' and so on and repeat same process and create parameter e.g. uplink_unit_01, uplink_unit_02 and so on.</text:p>
          </table:table-cell>
          <table:table-cell table:style-name="ce3" office:value-type="string">
            <text:p>same as uplink_unit_no</text:p>
          </table:table-cell>
          <table:table-cell table:style-name="ce3" office:value-type="string">
            <text:p>find string 'interface UPLINK-01' inside context, find string 'ip address' below and take the next string as wan_ip_address_0 and wan_ip_address_1 as per the repetive values of 'interfcae UPLINK-02' in same context.</text:p>
          </table:table-cell>
          <table:table-cell table:style-name="ce3" office:value-type="string">
            <text:p>take value from Loopback details sheet table</text:p>
          </table:table-cell>
          <table:table-cell table:style-name="ce3" office:value-type="string">
            <text:p>inside context, next string of 'interface' is the value of ri_name-pool, it may be multiple strings. So have to maintain in JSON.</text:p>
          </table:table-cell>
          <table:table-cell table:style-name="ce3" office:value-type="string">
            <text:p>inside context, below string 'interface', next string of 'ip address', it would be again multiple as per the ri_name-pool</text:p>
          </table:table-cell>
          <table:table-cell table:number-columns-repeated="2" table:style-name="ce3" office:value-type="string">
            <text:p>same as ri_address-pool</text:p>
          </table:table-cell>
          <table:table-cell table:style-name="ce3" office:value-type="string">
            <text:p>first IP of ri_address_pool</text:p>
          </table:table-cell>
          <table:table-cell table:style-name="ce3" office:value-type="string">
            <text:p>max IP of ri_address_pool</text:p>
          </table:table-cell>
          <table:table-cell table:style-name="ce3" office:value-type="string">
            <text:p>same as ri_name-pool</text:p>
          </table:table-cell>
          <table:table-cell table:style-name="ce3" office:value-type="string">
            <text:p>inside context, find next String of 'dns primary' would be the value of primary_dns_server</text:p>
          </table:table-cell>
          <table:table-cell table:style-name="ce3" office:value-type="string">
            <text:p>inside context, find next String of 'dns secondary' would be the value of primary_dns_server, next line of 'dns_primary'</text:p>
          </table:table-cell>
          <table:table-cell table:style-name="ce3" office:value-type="string">
            <text:p>inside context, find <text:s/>next String of 'router bgp' is value of bng_as_no</text:p>
          </table:table-cell>
          <table:table-cell table:style-name="ce3" office:value-type="string">
            <text:p>inside context, find string 'neighbor' below 'router bgp' and the next string of 'neighbor' is the value of neighbor_ip_address</text:p>
          </table:table-cell>
          <table:table-cell table:style-name="ce3" office:value-type="string">
            <text:p>inside context, find string remote-as' below 'router bgp' and the next string of 'remote-as' is the value of neighbor_as_no</text:p>
          </table:table-cell>
          <table:table-cell table:style-name="ce3" office:value-type="string">
            <text:p>inside context, find string 'ip route' and next string of it is the value of routes.</text:p>
          </table:table-cell>
          <table:table-cell table:style-name="ce3" office:value-type="string">
            <text:p>inside context, find string 'ip route' and next to next string of it is the value of routes, i.e. Next string value of routes in cfg file</text:p>
          </table:table-cell>
          <table:table-cell table:style-name="ce3" office:value-type="string">
            <text:p>in context, search string 'ip prefix-list' the next string of it is the value of prefixes_name</text:p>
          </table:table-cell>
          <table:table-cell table:style-name="ce3" office:value-type="string">
            <text:p>in context, search string ' ip prefix-list', below it find string 'seq', now next to next to next string is the String that shows IP or string 'any', and is the value of prefixes</text:p>
          </table:table-cell>
          <table:table-cell table:style-name="ce3" office:value-type="string">
            <text:p>in context, search string ' ip prefix-list', below it find string 'seq', now next to next string is the String that shows string e.g. 'permit', and is the value of prefixes</text:p>
          </table:table-cell>
          <table:table-cell office:value-type="string">
            <text:p>in context, search 'interface' and next to next string would be 'multibind', than seach 'ip address' in next lines. If all the above condition is true than 'add_pool' is 'true', and need to check this condition till the end of context, if no such condiion matches than 'add_pool' is 'false'.s</text:p>
          </table:table-cell>
          <table:table-cell office:value-type="string">
            <text:p>in context, below 'add_pool' search, find 'ip pool' and its' value has subnet, if subnet value is '30' than 'pool_type' value is 'static', else 'pool_type' value is 'dynamic'.</text:p>
          </table:table-cell>
          <table:table-cell office:value-type="string">
            <text:p>in context, search 'interface' and next to next string would be 'multibind', now the value between 'interface' and 'multibind' is the 'ri_name-pool'. Or If found any string after 'ip pool' at same place than consider the string after 'name' for the 'ri_name-pool'.</text:p>
          </table:table-cell>
          <table:table-cell office:value-type="string">
            <text:p>same as ri_name-pool</text:p>
          </table:table-cell>
          <table:table-cell office:value-type="string">
            <text:p>In context, next word of 'ip pool' after 'interface' string.. would be the ip address is the 'ri_address_pool'</text:p>
          </table:table-cell>
          <table:table-cell office:value-type="string">
            <text:p>calculate it by ip calculation for ri_address_pool</text:p>
          </table:table-cell>
          <table:table-cell office:value-type="string">
            <text:p>in side context, 'primary_dns_server' and 'secondary_dns_server' both will find then it's 'true' or 'false'</text:p>
          </table:table-cell>
          <table:table-cell office:value-type="string">
            <text:p>in side context, 'dns primary' as next string value is 'primary_dns_server, if not found value then string value is '10.1.1.1'</text:p>
          </table:table-cell>
          <table:table-cell office:value-type="string">
            <text:p>In side context, find 'dns secondary' next string is value is 'secondary_dns_server', if not found value then string value is '10.1.1.1'</text:p>
          </table:table-cell>
          <table:table-cell office:value-type="string">
            <text:p>in side context, find String 'domain' next string is 'domain' value. In domain – first value is 'context name', second value is 'domain' next string value</text:p>
          </table:table-cell>
          <table:table-cell office:value-type="string">
            <text:p>in side context, find string 'neighbor' and next to next string 'external', so between the string is 'neighbor_ip_address' value </text:p>
          </table:table-cell>
          <table:table-cell office:value-type="string">
            <text:p>as of now value 'false', In context 'ip access-group' next string 'virus-dns' and next string 'in' then value is 'true' or check 'out' then 'true' othere wise false.</text:p>
          </table:table-cell>
          <table:table-cell office:value-type="string">
            <text:p>in side context, find 'router bgp' next string value is 'bng_as_no'</text:p>
          </table:table-cell>
          <table:table-cell office:value-type="string">
            <text:p>in side context, find 'remote-as' next string value is 'neighbor_as_no'</text:p>
          </table:table-cell>
          <table:table-cell office:value-type="string">
            <text:p>if rp_address find then true else false</text:p>
          </table:table-cell>
          <table:table-cell office:value-type="string">
            <text:p>in context, find string 'pim' 'rp-address' next string is 'rp_address' value.</text:p>
          </table:table-cell>
          <table:table-cell office:value-type="string">
            <text:p>in cotext find 'interface' next to next string is not 'multibind' or not 'loopback' or 'interface' next String not 'UPLINK' then the value of 'ILL_service' is 'true' else 'false'</text:p>
          </table:table-cell>
          <table:table-cell office:value-type="string">
            <text:p>in context find 'interface' next to next string is not 'multibind' and 'interface' next string not 'UPLINK' or <text:s/>not 'LOOPBACK', any other interface then below two lines 'ip address' is the value</text:p>
          </table:table-cell>
          <table:table-cell table:number-columns-repeated="980"/>
        </table:table-row>
        <table:table-row table:style-name="ro4">
          <table:table-cell table:style-name="ce4" table:number-columns-repeated="12"/>
          <table:table-cell table:number-columns-repeated="31"/>
          <table:table-cell office:value-type="string">
            <text:p>same condition ILL_service, below two lines find 'ip address' next string value is 'ILL_network_address'</text:p>
          </table:table-cell>
          <table:table-cell table:number-columns-repeated="980"/>
        </table:table-row>
        <table:table-row table:style-name="ro5">
          <table:table-cell table:style-name="ce4" office:value-type="string">
            <text:p>ahd-ras-bng-bdr-01</text:p>
          </table:table-cell>
          <table:table-cell table:style-name="ce4" office:value-type="string">
            <text:p>10.238.53.1/32</text:p>
          </table:table-cell>
          <table:table-cell table:style-name="ce7" office:value-type="string">
            <text:p>L3-VPN</text:p>
          </table:table-cell>
          <table:table-cell table:style-name="ce4" office:value-type="string">
            <text:p>nme.in</text:p>
          </table:table-cell>
          <table:table-cell table:style-name="ce4" table:number-columns-repeated="4"/>
          <table:table-cell table:style-name="ce9" office:value-type="float" office:value="99">
            <text:p>99</text:p>
          </table:table-cell>
          <table:table-cell table:style-name="ce9" office:value-type="string">
            <text:p>Pool-2</text:p>
          </table:table-cell>
          <table:table-cell table:number-columns-repeated="2" table:style-name="ce4" office:value-type="string">
            <text:p>117.211.130.1/24</text:p>
          </table:table-cell>
          <table:table-cell/>
          <table:table-cell office:value-type="string">
            <text:p>10.10.10.22</text:p>
          </table:table-cell>
          <table:table-cell office:value-type="string">
            <text:p>10.10.10.100</text:p>
          </table:table-cell>
          <table:table-cell/>
          <table:table-cell office:value-type="string">
            <text:p>218.248.114.1</text:p>
          </table:table-cell>
          <table:table-cell/>
          <table:table-cell office:value-type="float" office:value="64619">
            <text:p>64619</text:p>
          </table:table-cell>
          <table:table-cell office:value-type="string">
            <text:p>10.81.248.122</text:p>
          </table:table-cell>
          <table:table-cell office:value-type="float" office:value="9829">
            <text:p>9829</text:p>
          </table:table-cell>
          <table:table-cell table:number-columns-repeated="6"/>
          <table:table-cell office:value-type="string">
            <text:p>if 'pool_type' is static <text:s/>then no need to show low and high value at json file</text:p>
          </table:table-cell>
          <table:table-cell office:value-type="string">
            <text:p>Ex: 4477 line </text:p>
          </table:table-cell>
          <table:table-cell table:number-columns-repeated="2"/>
          <table:table-cell office:value-type="string">
            <text:p>need to do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1033 line</text:p>
          </table:table-cell>
          <table:table-cell table:number-columns-repeated="6"/>
          <table:table-cell office:value-type="string">
            <text:p>sheet</text:p>
          </table:table-cell>
          <table:table-cell office:value-type="string">
            <text:p>POOL-3</text:p>
          </table:table-cell>
          <table:table-cell office:value-type="string">
            <text:p>cfg</text:p>
          </table:table-cell>
          <table:table-cell table:number-columns-repeated="2"/>
          <table:table-cell office:value-type="string">
            <text:p>network java</text:p>
          </table:table-cell>
          <table:table-cell table:number-columns-repeated="2"/>
          <table:table-cell office:value-type="float" office:value="1512">
            <text:p>1512</text:p>
          </table:table-cell>
          <table:table-cell office:value-type="float" office:value="1513">
            <text:p>1513</text:p>
          </table:table-cell>
          <table:table-cell office:value-type="float" office:value="1662">
            <text:p>1662</text:p>
          </table:table-cell>
          <table:table-cell office:value-type="float" office:value="1669">
            <text:p>1669</text:p>
          </table:table-cell>
          <table:table-cell office:value-type="float" office:value="1670">
            <text:p>1670</text:p>
          </table:table-cell>
          <table:table-cell office:value-type="string">
            <text:p>multiple values</text:p>
          </table:table-cell>
          <table:table-cell office:value-type="string">
            <text:p>10.81.248.122</text:p>
          </table:table-cell>
          <table:table-cell office:value-type="string">
            <text:p>AHD-NME-IN</text:p>
          </table:table-cell>
          <table:table-cell office:value-type="string">
            <text:p>any</text:p>
          </table:table-cell>
          <table:table-cell office:value-type="string">
            <text:p>permit</text:p>
          </table:table-cell>
          <table:table-cell table:number-columns-repeated="998"/>
        </table:table-row>
        <table:table-row table:style-name="ro2">
          <table:table-cell table:number-columns-repeated="9"/>
          <table:table-cell office:value-type="string">
            <text:p>cfg</text:p>
          </table:table-cell>
          <table:table-cell table:number-columns-repeated="11"/>
          <table:table-cell office:value-type="string">
            <text:p>1726-1742</text:p>
          </table:table-cell>
          <table:table-cell/>
          <table:table-cell office:value-type="string">
            <text:p>1652, 1651</text:p>
          </table:table-cell>
          <table:table-cell office:value-type="string">
            <text:p>117.211.130.0/24, 117.211.191.112/29</text:p>
          </table:table-cell>
          <table:table-cell office:value-type="string">
            <text:p>permit</text:p>
          </table:table-cell>
          <table:table-cell table:number-columns-repeated="5"/>
          <table:table-cell office:value-type="string">
            <text:p>if low ip == high ip then remove both </text:p>
          </table:table-cell>
          <table:table-cell table:number-columns-repeated="992"/>
        </table:table-row>
        <table:table-row table:style-name="ro6">
          <table:table-cell table:number-columns-repeated="1024"/>
        </table:table-row>
        <table:table-row table:style-name="ro2">
          <table:table-cell table:number-columns-repeated="2" office:value-type="string">
            <text:p>Done</text:p>
          </table:table-cell>
          <table:table-cell office:value-type="string">
            <text:p>Done </text:p>
          </table:table-cell>
          <table:table-cell office:value-type="string">
            <text:p>Done</text:p>
          </table:table-cell>
          <table:table-cell table:number-columns-repeated="4"/>
          <table:table-cell table:number-columns-repeated="4" office:value-type="string">
            <text:p>Done</text:p>
          </table:table-cell>
          <table:table-cell table:number-columns-repeated="4"/>
          <table:table-cell table:number-columns-repeated="10" office:value-type="string">
            <text:p>Done</text:p>
          </table:table-cell>
          <table:table-cell table:number-columns-repeated="998"/>
        </table:table-row>
        <table:table-row table:style-name="ro7">
          <table:table-cell table:style-name="ce6" office:value-type="string">
            <text:p>systemName</text:p>
          </table:table-cell>
          <table:table-cell table:style-name="ce6" office:value-type="string">
            <text:p>bng_ip</text:p>
          </table:table-cell>
          <table:table-cell office:value-type="string">
            <text:p>create .properties file then do</text:p>
          </table:table-cell>
          <table:table-cell table:style-name="ce8" office:value-type="string">
            <text:p>ri_name</text:p>
          </table:table-cell>
          <table:table-cell table:number-columns-repeated="4"/>
          <table:table-cell office:value-type="string">
            <text:p>Create .properties file then do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26"/>
          <table:table-cell table:style-name="ce8" office:value-type="string">
            <text:p>recheck the condition 'false'</text:p>
          </table:table-cell>
          <table:table-cell table:number-columns-repeated="14"/>
          <table:table-cell table:style-name="ce12"/>
          <table:table-cell/>
          <table:table-cell table:style-name="ce8" office:value-type="string">
            <text:p>Recheck the condtion </text:p>
          </table:table-cell>
          <table:table-cell table:number-columns-repeated="980"/>
        </table:table-row>
        <table:table-row table:style-name="ro2">
          <table:table-cell table:style-name="ce4" office:value-type="string">
            <text:p>Ahd-ras-bng-bdr-01_</text:p>
          </table:table-cell>
          <table:table-cell table:number-columns-repeated="1023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4" table:style-name="ta2" table:print="false">
        <office:forms form:automatic-focus="false" form:apply-design-mode="false"/>
        <table:table-column table:style-name="co24" table:default-cell-style-name="Default"/>
        <table:table-row table:style-name="ro8">
          <table:table-cell/>
        </table:table-row>
      </table:table>
      <table:table table:name="Sheet2" table:style-name="ta3" table:print="false">
        <office:forms form:automatic-focus="false" form:apply-design-mode="false"/>
        <table:table-column table:style-name="co25" table:number-columns-repeated="2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5" table:number-columns-repeated="1019" table:default-cell-style-name="Excel_20_Built-in_20_Normal"/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3" office:value-type="string">
            <text:p>3G-Ericsson</text:p>
          </table:table-cell>
          <table:table-cell office:value-type="string">
            <text:p>3G</text:p>
          </table:table-cell>
          <table:table-cell table:style-name="ce13"/>
          <table:table-cell table:number-columns-repeated="1019"/>
        </table:table-row>
        <table:table-row table:style-name="ro6">
          <table:table-cell table:number-columns-repeated="2"/>
          <table:table-cell table:style-name="ce13" office:value-type="string">
            <text:p>3g-huawei</text:p>
          </table:table-cell>
          <table:table-cell office:value-type="string">
            <text:p>3G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adanimining-ll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ae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ahalia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andhrabank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ap.cctns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apdotsoft.bsnl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apgenco.gov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apifis.gov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appolice.gov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appolice.gov.in\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arrow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arrto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asbl-ll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asianpaints-ll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asm.cctns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asmapexbank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asmecostat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asrto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atmlvb.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axisbank.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axiswimax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ajaj_wimax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ankofbaroda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b-ill</text:p>
          </table:table-cell>
          <table:table-cell office:value-type="string">
            <text:p>BB-ILL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bmpbangalore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bnl.in</text:p>
          </table:table-cell>
          <table:table-cell office:value-type="string">
            <text:p>NOF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bnlinband-ll</text:p>
          </table:table-cell>
          <table:table-cell office:value-type="string">
            <text:p>NOFN</text:p>
          </table:table-cell>
          <table:table-cell table:style-name="ce13"/>
          <table:table-cell table:number-columns-repeated="1019"/>
        </table:table-row>
        <table:table-row table:style-name="ro6">
          <table:table-cell table:number-columns-repeated="2"/>
          <table:table-cell table:style-name="ce13" office:value-type="string">
            <text:p>bbnocp3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6">
          <table:table-cell table:number-columns-repeated="2"/>
          <table:table-cell table:style-name="ce13" office:value-type="string">
            <text:p>BBOWIFI</text:p>
          </table:table-cell>
          <table:table-cell office:value-type="string">
            <text:p>WIFI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gonegok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helcoopbank.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helwimax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himae.net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hr.cctns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hrbsbcl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luedart.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ob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obrrb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oi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pclcdma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piurbanbank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snl.in</text:p>
          </table:table-cell>
          <table:table-cell office:value-type="string">
            <text:p>BROADBAND-ADSL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snl.in'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6">
          <table:table-cell table:number-columns-repeated="2"/>
          <table:table-cell table:style-name="ce13" office:value-type="string">
            <text:p>bsnl20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snlintranet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snlkannur.llvpn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snlkrl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snlmpsprbss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snlrdps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snlwinsz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snlwinwz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BWSP-Access-Point-Management</text:p>
          </table:table-cell>
          <table:table-cell office:value-type="string">
            <text:p>WIFI</text:p>
          </table:table-cell>
          <table:table-cell table:style-name="ce13"/>
          <table:table-cell table:number-columns-repeated="1019"/>
        </table:table-row>
        <table:table-row table:style-name="ro6">
          <table:table-cell table:number-columns-repeated="2"/>
          <table:table-cell table:style-name="ce13" office:value-type="string">
            <text:p>BWSP-WIFI</text:p>
          </table:table-cell>
          <table:table-cell office:value-type="string">
            <text:p>WIFI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afodisha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anarabank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bde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bec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becapis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bitest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bsecure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dcc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drcg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dreastzone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drsouthzone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drwestzone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entralbank.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es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etkar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g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gccbs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gdabb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gdaia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ghs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grto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grypvideoconfer-ll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gtreasury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hg.cctns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hipsadsl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hmsvpn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hnwan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m.resorts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omtaxghy.llvpn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omtaxup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oncorindia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oncorindia-ll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orpbank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osmosbank.vpn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rida.bsnl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rpf-ll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cspdcl-ll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dds.npol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defne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denabank.llvpn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deptjustice-ll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dhanbank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dirwaccapgov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dotsoftbil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dpmahilangp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dro-ll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dtth.bsnl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ecassam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ecourt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edcb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edistrict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6">
          <table:table-cell table:number-columns-repeated="2"/>
          <table:table-cell table:style-name="ce13" office:value-type="string">
            <text:p>education2home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efinacus.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egap.gov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enfr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erpbsnl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fisbmbvpn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ftth.bsnl.in</text:p>
          </table:table-cell>
          <table:table-cell office:value-type="string">
            <text:p>FTTH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ftth.lfmt.in</text:p>
          </table:table-cell>
          <table:table-cell office:value-type="string">
            <text:p>LFMT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gameshabb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gandhicub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geovpl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ghb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gjmllnvpn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gjrto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goltrustfinser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gscscvpn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gsfcltd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gsmbillingwest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gsmccnr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gsrtcvpn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gsvan.gog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guj.cctns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gujgrampanchayat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gujsurv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gvmflvpn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hdfcsec.vpn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healthdeptgujarat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hmldomain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hnl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hpclcdma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hsil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hydrologydss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ibrrbankbb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idbi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idfcbharat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idsp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iffcoadsl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iffcotokio-ll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igp-ll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igrorissa.gov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indianbank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ingvysya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ingvysyacdma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6">
          <table:table-cell table:number-columns-repeated="2"/>
          <table:table-cell table:style-name="ce13" office:value-type="string">
            <text:p>invalid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iob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iocl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iocl-ll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iprospect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iptax</text:p>
          </table:table-cell>
          <table:table-cell office:value-type="string">
            <text:p>IPTAX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iptax-mgmt</text:p>
          </table:table-cell>
          <table:table-cell office:value-type="string">
            <text:p>IPTAX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iptax-sstp</text:p>
          </table:table-cell>
          <table:table-cell office:value-type="string">
            <text:p>IPTAX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iptv-aksh</text:p>
          </table:table-cell>
          <table:table-cell office:value-type="string">
            <text:p>IPTV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itcs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janatabank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jindalsteelpower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jkbmplsnetwork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jkd.cctns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jkdccb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jm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jpalftth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jvvnl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alyansilks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am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arpolice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arto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bpatil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dccbank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eralaschools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eralatreasury.org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gbvpn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hajane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irloskar-ll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mbf.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otakmahindra-ll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rl.cctns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seb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sfe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swan.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swanad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swanagm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swanbcl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swanbhoomi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swanbmt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swancj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swandcd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swandma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swanesi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swanfcs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swanfor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swanfsh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swanigr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swanksf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swanksrt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swanmojini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swanpcb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swanph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swanpin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swanpwd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swanrt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swantrd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tdfc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tkbank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tkint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vbvpn.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kzsdusl-ll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6">
          <table:table-cell table:number-columns-repeated="2"/>
          <table:table-cell table:style-name="ce13" office:value-type="string">
            <text:p>l2tpvpn</text:p>
          </table:table-cell>
          <table:table-cell office:value-type="string">
            <text:p>L2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landrecord-ll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landt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lfmt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lic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licszo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6">
          <table:table-cell table:number-columns-repeated="2"/>
          <table:table-cell table:style-name="ce13" office:value-type="string">
            <text:p>local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lrsorissa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lrstripura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lsgekrl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lsgvpn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madrascements.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mah.cctns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mah.mscert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mahscdlr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mandyadccb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manjeetcotton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merittrack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metrotv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mgmt</text:p>
          </table:table-cell>
          <table:table-cell office:value-type="string">
            <text:p>MGMT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mhccforest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mhrto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midc-ll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mnp.cctns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mp.cctns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mpswan.gov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mptreasury.org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msedcl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muthoot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muthootfin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mwrd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nacilbb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nacilisdn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naco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nadakacheri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navitelfppin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navitelvoip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navjeevancredit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nedfi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neschool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ngbbackup.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ngl.cctns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ngn-oam</text:p>
          </table:table-cell>
          <table:table-cell office:value-type="string">
            <text:p>NG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ngn-signal</text:p>
          </table:table-cell>
          <table:table-cell office:value-type="string">
            <text:p>NG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ngn-voip</text:p>
          </table:table-cell>
          <table:table-cell office:value-type="string">
            <text:p>NG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nmdc-ll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nme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6">
          <table:table-cell table:number-columns-repeated="2"/>
          <table:table-cell table:style-name="ce13" office:value-type="string">
            <text:p>NOFN</text:p>
          </table:table-cell>
          <table:table-cell office:value-type="string">
            <text:p>NOF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nspcl-ll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ntsipl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nutecharal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obc-ll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omegaelevators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ongctrial.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optcl.gov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oripanchayat.gov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orpol.gov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ors.cctns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ortreasury.gov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oscbcbs.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paccsbb.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palakkaddcbbkp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pawanhans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pb.cctns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pccatncircle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periyarcoir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pgb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pilot.cctns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pnb-ll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pnbwimax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poorvikabb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postal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powergrid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ppbb.bsnl.in</text:p>
          </table:table-cell>
          <table:table-cell office:value-type="string">
            <text:p>PREPAID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praxair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prisionguj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ptcrohtak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pvcsktm.gov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py.cctns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pyrto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raj.cctns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rajsdovc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rajtreasury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rapdrptanged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rdccvgipl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realcraft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6">
          <table:table-cell table:number-columns-repeated="2"/>
          <table:table-cell table:style-name="ce13" office:value-type="string">
            <text:p>redirect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rjrto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rm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royaltvs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rttc</text:p>
          </table:table-cell>
          <table:table-cell office:value-type="string">
            <text:p>MGMT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rubberboard.org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ryptreasury-ll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sailbbvpn.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sailwest.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sakthifinance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sakthimasala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sbi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sbicdma.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sbi-ll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scarf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sdau.edu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shcil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sibcctv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sibevd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sidbibovpn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sitaramayur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sknsblcha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smmarains.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srld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ssagujarat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sslrktk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6">
          <table:table-cell table:number-columns-repeated="2"/>
          <table:table-cell table:style-name="ce13" office:value-type="string">
            <text:p>static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stbl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su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svcbank.vpn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swanditgom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syndicatebank-ll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anged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angedcocbe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antranscobb.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bsnl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eamlifecarevpn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elemedodisha.gov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estems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hetelecominstitute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irurucb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mbankbb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mctuticorin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mscltd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n.cctns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naue.extn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naumpls.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nemp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nhsp.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nigrbb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nmscl.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npgb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npostal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nprsn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nrt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nrto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nsld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nswanpop.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nswantry.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ownplannergog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partyoltmgmt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reasuryvpn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rp.cctns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sgenco.gov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sifis.gov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stransco.gov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tdc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vlcorpn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tvmcorpn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uartowimax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ubicdma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uiicadsl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unionbank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unionbank-ll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up.cctns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uprto.nic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vasan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vguard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videos.atd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vijayabank.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vijayabank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vijayabankeserv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vijayabank-ll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vijaytv.llvpn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vip-cdot</text:p>
          </table:table-cell>
          <table:table-cell office:value-type="string">
            <text:p>VOIP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voip-cdot</text:p>
          </table:table-cell>
          <table:table-cell office:value-type="string">
            <text:p>VOIP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voip-ITI</text:p>
          </table:table-cell>
          <table:table-cell office:value-type="string">
            <text:p>VOIP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voip-ngn</text:p>
          </table:table-cell>
          <table:table-cell office:value-type="string">
            <text:p>VOIP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voip-ngn.in</text:p>
          </table:table-cell>
          <table:table-cell office:value-type="string">
            <text:p>VOIP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voip-sai</text:p>
          </table:table-cell>
          <table:table-cell office:value-type="string">
            <text:p>VOIP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vpnlvb.co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vpnmpp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vpntest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vstind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wifi_trimax</text:p>
          </table:table-cell>
          <table:table-cell office:value-type="string">
            <text:p>WIFI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wifi-data</text:p>
          </table:table-cell>
          <table:table-cell office:value-type="string">
            <text:p>WIFI</text:p>
          </table:table-cell>
          <table:table-cell table:style-name="ce13"/>
          <table:table-cell table:number-columns-repeated="1019"/>
        </table:table-row>
        <table:table-row table:style-name="ro6">
          <table:table-cell table:number-columns-repeated="2"/>
          <table:table-cell table:style-name="ce13" office:value-type="string">
            <text:p>WIFI-KSITM</text:p>
          </table:table-cell>
          <table:table-cell office:value-type="string">
            <text:p>WIFI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wifi-mgmt</text:p>
          </table:table-cell>
          <table:table-cell office:value-type="string">
            <text:p>WIFI</text:p>
          </table:table-cell>
          <table:table-cell table:style-name="ce13"/>
          <table:table-cell table:number-columns-repeated="1019"/>
        </table:table-row>
        <table:table-row table:style-name="ro6">
          <table:table-cell table:number-columns-repeated="2"/>
          <table:table-cell table:style-name="ce13" office:value-type="string">
            <text:p>WIFI-Offload</text:p>
          </table:table-cell>
          <table:table-cell office:value-type="string">
            <text:p>WIFI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wimax</text:p>
          </table:table-cell>
          <table:table-cell office:value-type="string">
            <text:p>WIMAX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wimax.cctns.in</text:p>
          </table:table-cell>
          <table:table-cell office:value-type="string">
            <text:p>WIMAX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wimax.sbi.in</text:p>
          </table:table-cell>
          <table:table-cell office:value-type="string">
            <text:p>WIMAX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wimax-gemini</text:p>
          </table:table-cell>
          <table:table-cell office:value-type="string">
            <text:p>WIMAX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wimax-icom</text:p>
          </table:table-cell>
          <table:table-cell office:value-type="string">
            <text:p>WIMAX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wimax-icommgmt</text:p>
          </table:table-cell>
          <table:table-cell office:value-type="string">
            <text:p>WIMAX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wimaxmgmt</text:p>
          </table:table-cell>
          <table:table-cell office:value-type="string">
            <text:p>WIMAX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wimax-vmc</text:p>
          </table:table-cell>
          <table:table-cell office:value-type="string">
            <text:p>WIMAX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wimax-vmcmgmt</text:p>
          </table:table-cell>
          <table:table-cell office:value-type="string">
            <text:p>WIMAX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wsretail.in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yucbl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zillapanchctl.com</text:p>
          </table:table-cell>
          <table:table-cell office:value-type="string">
            <text:p>L3-VPN</text:p>
          </table:table-cell>
          <table:table-cell table:style-name="ce13"/>
          <table:table-cell table:number-columns-repeated="1019"/>
        </table:table-row>
        <table:table-row table:style-name="ro6" table:number-rows-repeated="10481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v2-l3vpn" table:style-name="ta4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2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5" table:default-cell-style-name="ce5"/>
        <table:table-column table:style-name="co18" table:number-columns-repeated="998" table:default-cell-style-name="ce5"/>
        <table:table-row table:style-name="ro1">
          <table:table-cell table:style-name="ce1" office:value-type="string" table:number-columns-spanned="1" table:number-rows-spanned="2">
            <text:p>device</text:p>
          </table:table-cell>
          <table:table-cell table:style-name="ce2" office:value-type="string" table:number-columns-spanned="1" table:number-rows-spanned="2">
            <text:p>bng-ip</text:p>
          </table:table-cell>
          <table:table-cell table:style-name="ce1" office:value-type="string" table:number-columns-spanned="1" table:number-rows-spanned="2">
            <text:p>service </text:p>
          </table:table-cell>
          <table:table-cell table:style-name="ce15" office:value-type="string" table:number-columns-spanned="1" table:number-rows-spanned="2">
            <text:p>ri_name</text:p>
          </table:table-cell>
          <table:table-cell table:style-name="ce16" office:value-type="string" table:number-columns-spanned="4" table:number-rows-spanned="1">
            <text:p>interfaces</text:p>
          </table:table-cell>
          <table:covered-table-cell table:number-columns-repeated="3" table:style-name="ce16"/>
          <table:table-cell table:style-name="ce17" office:value-type="string" table:number-columns-spanned="1" table:number-rows-spanned="2">
            <text:p>loopback_unit_no</text:p>
          </table:table-cell>
          <table:table-cell table:style-name="ce18" office:value-type="string" table:number-columns-spanned="1" table:number-rows-spanned="2">
            <text:p>ri_name-pool</text:p>
          </table:table-cell>
          <table:table-cell table:style-name="ce18" office:value-type="string" table:number-columns-spanned="1" table:number-rows-spanned="2">
            <text:p>ri_address-pool</text:p>
          </table:table-cell>
          <table:table-cell table:style-name="ce2" office:value-type="string" table:number-columns-spanned="1" table:number-rows-spanned="2">
            <text:p>ri_name_peering_loopback_address</text:p>
          </table:table-cell>
          <table:table-cell table:style-name="ce2" office:value-type="string" table:number-columns-spanned="1" table:number-rows-spanned="2">
            <text:p>ri_address_pool_first_ip</text:p>
          </table:table-cell>
          <table:table-cell table:style-name="ce18" office:value-type="string" table:number-columns-spanned="1" table:number-rows-spanned="2">
            <text:p>ri_address_pool_low</text:p>
          </table:table-cell>
          <table:table-cell table:style-name="ce18" office:value-type="string" table:number-columns-spanned="1" table:number-rows-spanned="2">
            <text:p>ri_address_pool_high</text:p>
          </table:table-cell>
          <table:table-cell table:style-name="ce2" office:value-type="string" table:number-columns-spanned="1" table:number-rows-spanned="2">
            <text:p>ri_address_pool_range_name</text:p>
          </table:table-cell>
          <table:table-cell table:style-name="ce2" office:value-type="string" table:number-columns-spanned="1" table:number-rows-spanned="2">
            <text:p>primary_dns_server</text:p>
          </table:table-cell>
          <table:table-cell table:style-name="ce2" office:value-type="string" table:number-columns-spanned="1" table:number-rows-spanned="2">
            <text:p>secondary_dns_server</text:p>
          </table:table-cell>
          <table:table-cell table:style-name="ce19" office:value-type="string" table:number-columns-spanned="1" table:number-rows-spanned="2">
            <text:p>bng_as_no</text:p>
          </table:table-cell>
          <table:table-cell table:style-name="ce20" office:value-type="string" table:number-columns-spanned="1" table:number-rows-spanned="2">
            <text:p>neighbor_ip_address</text:p>
          </table:table-cell>
          <table:table-cell table:style-name="ce2" office:value-type="string" table:number-columns-spanned="1" table:number-rows-spanned="2">
            <text:p>neighbor_as_no</text:p>
          </table:table-cell>
          <table:table-cell table:style-name="ce2" office:value-type="string" table:number-columns-spanned="1" table:number-rows-spanned="2">
            <text:p>routes</text:p>
          </table:table-cell>
          <table:table-cell table:style-name="ce2" office:value-type="string" table:number-columns-spanned="1" table:number-rows-spanned="2">
            <text:p>nexthop</text:p>
          </table:table-cell>
          <table:table-cell table:style-name="ce2" office:value-type="string" table:number-columns-spanned="1" table:number-rows-spanned="2">
            <text:p>prefixes_name</text:p>
          </table:table-cell>
          <table:table-cell table:style-name="ce2" office:value-type="string" table:number-columns-spanned="1" table:number-rows-spanned="2">
            <text:p>prefixes</text:p>
          </table:table-cell>
          <table:table-cell table:style-name="ce2" office:value-type="string" table:number-columns-spanned="1" table:number-rows-spanned="2">
            <text:p>action</text:p>
          </table:table-cell>
          <table:table-cell table:style-name="ce21" office:value-type="string" table:number-columns-spanned="1" table:number-rows-spanned="2">
            <text:p>add_pool</text:p>
          </table:table-cell>
          <table:table-cell table:style-name="ce21" office:value-type="string" table:number-columns-spanned="1" table:number-rows-spanned="2">
            <text:p>pool_type</text:p>
          </table:table-cell>
          <table:table-cell table:style-name="ce21" office:value-type="string" table:number-columns-spanned="1" table:number-rows-spanned="2">
            <text:p>ri_name-pool</text:p>
          </table:table-cell>
          <table:table-cell table:style-name="ce21" office:value-type="string" table:number-columns-spanned="1" table:number-rows-spanned="2">
            <text:p>ri_address_pool_range_name</text:p>
          </table:table-cell>
          <table:table-cell table:style-name="ce21" office:value-type="string" table:number-columns-spanned="1" table:number-rows-spanned="2">
            <text:p>ri_address_pool</text:p>
          </table:table-cell>
          <table:table-cell office:value-type="string">
            <text:p>ri_address_pool_first, low, high</text:p>
          </table:table-cell>
          <table:table-cell table:style-name="ce8" office:value-type="string">
            <text:p>nsentries</text:p>
          </table:table-cell>
          <table:table-cell table:style-name="ce8" office:value-type="string">
            <text:p>primary_dns_server</text:p>
          </table:table-cell>
          <table:table-cell table:style-name="ce8" office:value-type="string">
            <text:p>secondary_dns_server</text:p>
          </table:table-cell>
          <table:table-cell table:style-name="ce22" office:value-type="string">
            <text:p>domain</text:p>
          </table:table-cell>
          <table:table-cell table:style-name="ce23" office:value-type="string">
            <text:p>neighbor_ip_address</text:p>
          </table:table-cell>
          <table:table-cell table:style-name="ce8" office:value-type="string">
            <text:p>virus_dns_fw_filter</text:p>
          </table:table-cell>
          <table:table-cell table:style-name="ce24" office:value-type="string">
            <text:p>bng_as_no</text:p>
          </table:table-cell>
          <table:table-cell table:style-name="ce8" office:value-type="string">
            <text:p>neighbor_as_no</text:p>
          </table:table-cell>
          <table:table-cell table:style-name="ce8" office:value-type="string">
            <text:p>pim</text:p>
          </table:table-cell>
          <table:table-cell office:value-type="string">
            <text:p>rp_address</text:p>
          </table:table-cell>
          <table:table-cell table:style-name="ce8" office:value-type="string">
            <text:p>ILL_service</text:p>
          </table:table-cell>
          <table:table-cell office:value-type="string">
            <text:p>ILL_network_address</text:p>
          </table:table-cell>
          <table:table-cell table:number-columns-repeated="980"/>
        </table:table-row>
        <table:table-row table:style-name="ro2">
          <table:covered-table-cell table:number-columns-repeated="4" table:style-name="ce2"/>
          <table:table-cell table:style-name="ce16" office:value-type="string">
            <text:p>uplink_interface</text:p>
          </table:table-cell>
          <table:table-cell table:style-name="ce16" office:value-type="string">
            <text:p>uplink_unit_no</text:p>
          </table:table-cell>
          <table:table-cell table:style-name="ce16" office:value-type="string">
            <text:p>uplink_vlan_id</text:p>
          </table:table-cell>
          <table:table-cell table:style-name="ce16" office:value-type="string">
            <text:p>wan_ip_address</text:p>
          </table:table-cell>
          <table:covered-table-cell table:number-columns-repeated="18" table:style-name="ce2"/>
          <table:covered-table-cell table:number-columns-repeated="5" table:style-name="ce11"/>
          <table:table-cell table:style-name="ce11" table:number-columns-repeated="5"/>
          <table:table-cell table:number-columns-repeated="988"/>
        </table:table-row>
        <table:table-row table:style-name="ro3">
          <table:table-cell table:style-name="ce14" office:value-type="string">
            <text:p>Next string of system hostname</text:p>
          </table:table-cell>
          <table:table-cell table:style-name="ce3" office:value-type="string">
            <text:p>In context mgmt, two lines below of 'interface BNG-MGMT loopback', string next to ip address</text:p>
          </table:table-cell>
          <table:table-cell table:style-name="ce3" office:value-type="string">
            <text:p>take value from Service-Context sheet mapping table</text:p>
          </table:table-cell>
          <table:table-cell table:style-name="ce3" office:value-type="string">
            <text:p>context value itself</text:p>
          </table:table-cell>
          <table:table-cell table:style-name="ce3" office:value-type="string">
            <text:p>find string 'UPLINK-01 &lt;context&gt;', than find 'port ethernet' string above it, and than take the string next to 'port' i.e. for e.g. 'ethernet 3/4'</text:p>
            <text:p>Note: find string 'UPLINK-02' and so on and repeat same process and create parameter e.g. uplink_interfce_01, uplink_interface_02 and so on.</text:p>
          </table:table-cell>
          <table:table-cell table:style-name="ce3" office:value-type="string">
            <text:p>find string 'UPLINK-01 &lt;context&gt;', than find 'dot1q pvc' string above it, and than take the string next to it.</text:p>
            <text:p>Note: find string 'UPLINK-02' and so on and repeat same process and create parameter e.g. uplink_unit_01, uplink_unit_02 and so on.</text:p>
          </table:table-cell>
          <table:table-cell table:style-name="ce3" office:value-type="string">
            <text:p>same as uplink_unit_no</text:p>
          </table:table-cell>
          <table:table-cell table:style-name="ce3" office:value-type="string">
            <text:p>find string 'interface UPLINK-01' inside context, find string 'ip address' below and take the next string as wan_ip_address_0 and wan_ip_address_1 as per the repetive values of 'interfcae UPLINK-02' in same context.</text:p>
          </table:table-cell>
          <table:table-cell table:style-name="ce3" office:value-type="string">
            <text:p>take value from Loopback details sheet table</text:p>
          </table:table-cell>
          <table:table-cell table:style-name="ce3" office:value-type="string">
            <text:p>inside context, next string of 'interface' is the value of ri_name-pool, it may be multiple strings. So have to maintain in JSON.</text:p>
          </table:table-cell>
          <table:table-cell table:style-name="ce3" office:value-type="string">
            <text:p>inside context, below string 'interface', next string of 'ip address', it would be again multiple as per the ri_name-pool</text:p>
          </table:table-cell>
          <table:table-cell table:number-columns-repeated="2" table:style-name="ce3" office:value-type="string">
            <text:p>same as ri_address-pool</text:p>
          </table:table-cell>
          <table:table-cell table:style-name="ce3" office:value-type="string">
            <text:p>first IP of ri_address_pool</text:p>
          </table:table-cell>
          <table:table-cell table:style-name="ce3" office:value-type="string">
            <text:p>max IP of ri_address_pool</text:p>
          </table:table-cell>
          <table:table-cell table:style-name="ce3" office:value-type="string">
            <text:p>same as ri_name-pool</text:p>
          </table:table-cell>
          <table:table-cell table:style-name="ce3" office:value-type="string">
            <text:p>inside context, find next String of 'dns primary' would be the value of primary_dns_server</text:p>
          </table:table-cell>
          <table:table-cell table:style-name="ce3" office:value-type="string">
            <text:p>inside context, find next String of 'dns secondary' would be the value of primary_dns_server, next line of 'dns_primary'</text:p>
          </table:table-cell>
          <table:table-cell table:style-name="ce3" office:value-type="string">
            <text:p>inside context, find <text:s/>next String of 'router bgp' is value of bng_as_no</text:p>
          </table:table-cell>
          <table:table-cell table:style-name="ce3" office:value-type="string">
            <text:p>inside context, find string 'neighbor' below 'router bgp' and the next string of 'neighbor' is the value of neighbor_ip_address</text:p>
          </table:table-cell>
          <table:table-cell table:style-name="ce3" office:value-type="string">
            <text:p>inside context, find string remote-as' below 'router bgp' and the next string of 'remote-as' is the value of neighbor_as_no</text:p>
          </table:table-cell>
          <table:table-cell table:style-name="ce3" office:value-type="string">
            <text:p>inside context, find string 'ip route' and next string of it is the value of routes.</text:p>
          </table:table-cell>
          <table:table-cell table:style-name="ce3" office:value-type="string">
            <text:p>inside context, find string 'ip route' and next to next string of it is the value of routes, i.e. Next string value of routes in cfg file</text:p>
          </table:table-cell>
          <table:table-cell table:style-name="ce3" office:value-type="string">
            <text:p>in context, search string 'ip prefix-list' the next string of it is the value of prefixes_name</text:p>
          </table:table-cell>
          <table:table-cell table:style-name="ce3" office:value-type="string">
            <text:p>in context, search string ' ip prefix-list', below it find string 'seq', now next to next to next string is the String that shows IP or string 'any', and is the value of prefixes</text:p>
          </table:table-cell>
          <table:table-cell table:style-name="ce3" office:value-type="string">
            <text:p>in context, search string ' ip prefix-list', below it find string 'seq', now next to next string is the String that shows string e.g. 'permit', and is the value of prefixes</text:p>
          </table:table-cell>
          <table:table-cell office:value-type="string">
            <text:p>in context, search 'interface' and next to next string would be 'multibind', than seach 'ip address' in next lines. If all the above condition is true than 'add_pool' is 'true', and need to check this condition till the end of context, if no such condiion matches than 'add_pool' is 'false'.s</text:p>
          </table:table-cell>
          <table:table-cell office:value-type="string">
            <text:p>in context, below 'add_pool' search, find 'ip pool' and its' value has subnet, if subnet value is '30' than 'pool_type' value is 'static', else 'pool_type' value is 'dynamic'.</text:p>
          </table:table-cell>
          <table:table-cell office:value-type="string">
            <text:p>in context, search 'interface' and next to next string would be 'multibind', now the value between 'interface' and 'multibind' is the 'ri_name-pool'. Or If found any string after 'ip pool' at same place than consider the string after 'name' for the 'ri_name-pool'.</text:p>
          </table:table-cell>
          <table:table-cell office:value-type="string">
            <text:p>same as ri_name-pool</text:p>
          </table:table-cell>
          <table:table-cell office:value-type="string">
            <text:p>In context, next word of 'ip pool' after 'interface' string.. would be the ip address is the 'ri_address_pool'</text:p>
          </table:table-cell>
          <table:table-cell office:value-type="string">
            <text:p>calculate it by ip calculation for ri_address_pool</text:p>
          </table:table-cell>
          <table:table-cell office:value-type="string">
            <text:p>in side context, 'primary_dns_server' and 'secondary_dns_server' both will find then it's 'true' or 'false'</text:p>
          </table:table-cell>
          <table:table-cell office:value-type="string">
            <text:p>in side context, 'dns primary' as next string value is 'primary_dns_server, if not found value then string value is '10.1.1.1'</text:p>
          </table:table-cell>
          <table:table-cell office:value-type="string">
            <text:p>In side context, find 'dns secondary' next string is value is 'secondary_dns_server', if not found value then string value is '10.1.1.1'</text:p>
          </table:table-cell>
          <table:table-cell office:value-type="string">
            <text:p>in side context, find String 'domain' next string is 'domain' value. In domain – first value is 'context name', second value is 'domain' next string value</text:p>
          </table:table-cell>
          <table:table-cell office:value-type="string">
            <text:p>in side context, find string 'neighbor' and next to next string 'external', so between the string is 'neighbor_ip_address' value </text:p>
          </table:table-cell>
          <table:table-cell office:value-type="string">
            <text:p>as of now value 'false', In context 'ip access-group' next string 'virus-dns' and next string 'in' then value is 'true' or check 'out' then 'true' othere wise false.</text:p>
          </table:table-cell>
          <table:table-cell office:value-type="string">
            <text:p>in side context, find 'router bgp' next string value is 'bng_as_no'</text:p>
          </table:table-cell>
          <table:table-cell office:value-type="string">
            <text:p>in side context, find 'remote-as' next string value is 'neighbor_as_no'</text:p>
          </table:table-cell>
          <table:table-cell office:value-type="string">
            <text:p>if rp_address find then true else false</text:p>
          </table:table-cell>
          <table:table-cell office:value-type="string">
            <text:p>in context, find string 'pim' 'rp-address' next string is 'rp_address' value.</text:p>
          </table:table-cell>
          <table:table-cell office:value-type="string">
            <text:p>in cotext find 'interface' next to next string is not 'multibind' or not 'loopback' or 'interface' next String not 'UPLINK' then the value of 'ILL_service' is 'true' else 'false'</text:p>
          </table:table-cell>
          <table:table-cell office:value-type="string">
            <text:p>in context find 'interface' next to next string is not 'multibind' and 'interface' next string not 'UPLINK' or <text:s/>not 'LOOPBACK', any other interface then below two lines 'ip address' is the value</text:p>
          </table:table-cell>
          <table:table-cell table:number-columns-repeated="980"/>
        </table:table-row>
        <table:table-row table:style-name="ro4">
          <table:table-cell table:style-name="ce4" table:number-columns-repeated="12"/>
          <table:table-cell table:number-columns-repeated="31"/>
          <table:table-cell office:value-type="string">
            <text:p>same condition ILL_service, below two lines find 'ip address' next string value is 'ILL_network_address'</text:p>
          </table:table-cell>
          <table:table-cell table:number-columns-repeated="980"/>
        </table:table-row>
        <table:table-row table:style-name="ro5">
          <table:table-cell table:style-name="ce4" office:value-type="string">
            <text:p>ahd-ras-bng-bdr-01</text:p>
          </table:table-cell>
          <table:table-cell table:style-name="ce4" office:value-type="string">
            <text:p>10.238.53.1/32</text:p>
          </table:table-cell>
          <table:table-cell table:style-name="ce7" office:value-type="string">
            <text:p>L3-VPN</text:p>
          </table:table-cell>
          <table:table-cell table:style-name="ce4" office:value-type="string">
            <text:p>nme.in</text:p>
          </table:table-cell>
          <table:table-cell table:style-name="ce4" table:number-columns-repeated="4"/>
          <table:table-cell table:style-name="ce9" office:value-type="float" office:value="99">
            <text:p>99</text:p>
          </table:table-cell>
          <table:table-cell table:style-name="ce9" office:value-type="string">
            <text:p>Pool-2</text:p>
          </table:table-cell>
          <table:table-cell table:number-columns-repeated="2" table:style-name="ce4" office:value-type="string">
            <text:p>117.211.130.1/24</text:p>
          </table:table-cell>
          <table:table-cell/>
          <table:table-cell office:value-type="string">
            <text:p>10.10.10.22</text:p>
          </table:table-cell>
          <table:table-cell office:value-type="string">
            <text:p>10.10.10.100</text:p>
          </table:table-cell>
          <table:table-cell/>
          <table:table-cell office:value-type="string">
            <text:p>218.248.114.1</text:p>
          </table:table-cell>
          <table:table-cell/>
          <table:table-cell office:value-type="float" office:value="64619">
            <text:p>64619</text:p>
          </table:table-cell>
          <table:table-cell office:value-type="string">
            <text:p>10.81.248.122</text:p>
          </table:table-cell>
          <table:table-cell office:value-type="float" office:value="9829">
            <text:p>9829</text:p>
          </table:table-cell>
          <table:table-cell table:number-columns-repeated="6"/>
          <table:table-cell office:value-type="string">
            <text:p>if 'pool_type' is static <text:s/>then no need to show low and high value at json file</text:p>
          </table:table-cell>
          <table:table-cell office:value-type="string">
            <text:p>Ex: 4477 line </text:p>
          </table:table-cell>
          <table:table-cell table:number-columns-repeated="2"/>
          <table:table-cell office:value-type="string">
            <text:p>need to do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1033 line</text:p>
          </table:table-cell>
          <table:table-cell table:number-columns-repeated="6"/>
          <table:table-cell office:value-type="string">
            <text:p>sheet</text:p>
          </table:table-cell>
          <table:table-cell office:value-type="string">
            <text:p>POOL-3</text:p>
          </table:table-cell>
          <table:table-cell office:value-type="string">
            <text:p>cfg</text:p>
          </table:table-cell>
          <table:table-cell table:number-columns-repeated="2"/>
          <table:table-cell office:value-type="string">
            <text:p>network java</text:p>
          </table:table-cell>
          <table:table-cell table:number-columns-repeated="2"/>
          <table:table-cell office:value-type="float" office:value="1512">
            <text:p>1512</text:p>
          </table:table-cell>
          <table:table-cell office:value-type="float" office:value="1513">
            <text:p>1513</text:p>
          </table:table-cell>
          <table:table-cell office:value-type="float" office:value="1662">
            <text:p>1662</text:p>
          </table:table-cell>
          <table:table-cell office:value-type="float" office:value="1669">
            <text:p>1669</text:p>
          </table:table-cell>
          <table:table-cell office:value-type="float" office:value="1670">
            <text:p>1670</text:p>
          </table:table-cell>
          <table:table-cell office:value-type="string">
            <text:p>multiple values</text:p>
          </table:table-cell>
          <table:table-cell office:value-type="string">
            <text:p>10.81.248.122</text:p>
          </table:table-cell>
          <table:table-cell office:value-type="string">
            <text:p>AHD-NME-IN</text:p>
          </table:table-cell>
          <table:table-cell office:value-type="string">
            <text:p>any</text:p>
          </table:table-cell>
          <table:table-cell office:value-type="string">
            <text:p>permit</text:p>
          </table:table-cell>
          <table:table-cell table:number-columns-repeated="998"/>
        </table:table-row>
        <table:table-row table:style-name="ro2">
          <table:table-cell table:number-columns-repeated="9"/>
          <table:table-cell office:value-type="string">
            <text:p>cfg</text:p>
          </table:table-cell>
          <table:table-cell table:number-columns-repeated="11"/>
          <table:table-cell office:value-type="string">
            <text:p>1726-1742</text:p>
          </table:table-cell>
          <table:table-cell/>
          <table:table-cell office:value-type="string">
            <text:p>1652, 1651</text:p>
          </table:table-cell>
          <table:table-cell office:value-type="string">
            <text:p>117.211.130.0/24, 117.211.191.112/29</text:p>
          </table:table-cell>
          <table:table-cell office:value-type="string">
            <text:p>permit</text:p>
          </table:table-cell>
          <table:table-cell table:number-columns-repeated="5"/>
          <table:table-cell office:value-type="string">
            <text:p>if low ip == high ip then remove both </text:p>
          </table:table-cell>
          <table:table-cell table:number-columns-repeated="992"/>
        </table:table-row>
        <table:table-row table:style-name="ro6">
          <table:table-cell table:number-columns-repeated="1024"/>
        </table:table-row>
        <table:table-row table:style-name="ro2">
          <table:table-cell table:number-columns-repeated="2" office:value-type="string">
            <text:p>Done</text:p>
          </table:table-cell>
          <table:table-cell office:value-type="string">
            <text:p>Done </text:p>
          </table:table-cell>
          <table:table-cell office:value-type="string">
            <text:p>Done</text:p>
          </table:table-cell>
          <table:table-cell table:number-columns-repeated="4"/>
          <table:table-cell table:number-columns-repeated="4" office:value-type="string">
            <text:p>Done</text:p>
          </table:table-cell>
          <table:table-cell table:number-columns-repeated="4"/>
          <table:table-cell table:number-columns-repeated="10" office:value-type="string">
            <text:p>Done</text:p>
          </table:table-cell>
          <table:table-cell table:number-columns-repeated="998"/>
        </table:table-row>
        <table:table-row table:style-name="ro7">
          <table:table-cell table:style-name="ce6" office:value-type="string">
            <text:p>systemName</text:p>
          </table:table-cell>
          <table:table-cell table:style-name="ce6" office:value-type="string">
            <text:p>bng_ip</text:p>
          </table:table-cell>
          <table:table-cell office:value-type="string">
            <text:p>create .properties file then do</text:p>
          </table:table-cell>
          <table:table-cell table:style-name="ce8" office:value-type="string">
            <text:p>ri_name</text:p>
          </table:table-cell>
          <table:table-cell table:number-columns-repeated="4"/>
          <table:table-cell office:value-type="string">
            <text:p>Create .properties file then do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26"/>
          <table:table-cell table:style-name="ce8" office:value-type="string">
            <text:p>recheck the condition 'false'</text:p>
          </table:table-cell>
          <table:table-cell table:number-columns-repeated="14"/>
          <table:table-cell table:style-name="ce12"/>
          <table:table-cell/>
          <table:table-cell table:style-name="ce8" office:value-type="string">
            <text:p>Recheck the condtion </text:p>
          </table:table-cell>
          <table:table-cell table:number-columns-repeated="980"/>
        </table:table-row>
        <table:table-row table:style-name="ro2">
          <table:table-cell table:style-name="ce4" office:value-type="string">
            <text:p>Ahd-ras-bng-bdr-01_</text:p>
          </table:table-cell>
          <table:table-cell table:number-columns-repeated="1023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8">28/06/2019</text:date>, <text:time>15:5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8T15:59:08.11</dc:date>
    <dc:creator>Ravi Divvela</dc:creator>
    <meta:generator>OpenOffice/4.1.5$Win32 OpenOffice.org_project/415m1$Build-9789</meta:generator>
    <meta:editing-duration>P3DT18H2M32S</meta:editing-duration>
    <meta:editing-cycles>115</meta:editing-cycles>
    <meta:document-statistic meta:table-count="4" meta:cell-count="1124" meta:object-count="0"/>
  </office:meta>
</office:document-meta>
</file>